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d" svg:font-family="Monospace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6ad3" officeooo:paragraph-rsid="00176ad3"/>
    </style:style>
    <style:style style:name="P2" style:family="paragraph" style:parent-style-name="Filmina_20_-_20_Ejercicios_7e_LT_7e_Gliederung_20_4">
      <style:paragraph-properties fo:margin-left="0cm" fo:margin-right="0cm" fo:margin-top="0.353cm" fo:margin-bottom="0cm" loext:contextual-spacing="false" fo:line-height="90%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Filmina_20_-_20_Ejercicios_7e_LT_7e_Gliederung_20_4">
      <style:paragraph-properties fo:margin-left="0cm" fo:margin-right="0cm" fo:margin-top="0.353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4" style:family="paragraph" style:parent-style-name="Standard">
      <style:text-properties officeooo:rsid="00176ad3" officeooo:paragraph-rsid="00176ad3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paragraph-rsid="00176ad3" style:letter-kerning="true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paragraph-properties fo:margin-left="0cm" fo:margin-right="0cm" fo:margin-top="0.353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7" style:family="paragraph" style:parent-style-name="Predeterminado">
      <style:paragraph-properties fo:margin-left="0cm" fo:margin-right="0cm" fo:margin-top="0.353cm" fo:margin-bottom="0cm" loext:contextual-spacing="false" fo:line-height="90%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9" style:family="paragraph" style:parent-style-name="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T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font-size-complex="12pt" style:text-emphasize="none"/>
    </style:style>
    <style:style style:name="T3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4" style:family="text">
      <style:text-properties fo:color="#000000" style:text-outline="false" style:text-line-through-style="none" style:text-line-through-type="none" fo:letter-spacing="normal" fo:font-style="italic" fo:text-shadow="none" style:text-underline-style="none" fo:font-weight="normal" style:letter-kerning="true" style:font-style-asian="italic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letter-spacing="normal" fo:font-style="italic" fo:text-shadow="none" style:text-underline-style="none" fo:font-weight="normal" style:letter-kerning="true" style:font-style-asian="italic" style:font-weight-asian="normal" style:font-size-complex="12pt" style:text-emphasize="none"/>
    </style:style>
    <style:style style:name="T6" style:family="text">
      <style:text-properties fo:color="#0000e6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e6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font-size-complex="12pt" style:text-emphasize="none"/>
    </style:style>
    <style:style style:name="T8" style:family="text">
      <style:text-properties fo:color="#ce7b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9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0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officeooo:rsid="00190f5f" style:letter-kerning="true" style:font-style-asian="normal" style:font-weight-asian="normal" style:text-emphasize="none"/>
    </style:style>
    <style:style style:name="T11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officeooo:rsid="001a0589" style:letter-kerning="true" style:font-style-asian="normal" style:font-weight-asian="normal" style:text-emphasize="none"/>
    </style:style>
    <style:style style:name="T12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officeooo:rsid="001bf746" style:letter-kerning="true" style:font-style-asian="normal" style:font-weight-asian="normal" style:text-emphasize="none"/>
    </style:style>
    <style:style style:name="T13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officeooo:rsid="001a0589" style:letter-kerning="true" style:font-style-asian="normal" style:font-weight-asian="normal" style:font-size-complex="12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)</text:p>
      <text:p text:style-name="P5">El siguiente código no compila. Explique a que se debe</text:p>
      <text:p text:style-name="P2"><text:span text:style-name="T1">Suponga que el método </text:span><text:span text:style-name="T4">obtenerFechaPartido()</text:span><text:span text:style-name="T1"> se encuentra implementado y que devuelve un objeto de tipo </text:span><text:span text:style-name="T3">Date</text:span><text:span text:style-name="T1"> valido</text:span></text:p>
      <text:p text:style-name="P3"/>
      <text:p text:style-name="P7"><text:span text:style-name="T1">EtapaMundial etapa=</text:span><text:span text:style-name="T6">new</text:span><text:span text:style-name="T1"> EtapaMundial(); </text:span><text:span text:style-name="T9">//</text:span><text:span text:style-name="T10">erro de complicacion no se puede dar new a una clase abstracta</text:span></text:p>
      <text:p text:style-name="P8"><text:span text:style-name="T1">Equipo e1=</text:span><text:span text:style-name="T6">new</text:span><text:span text:style-name="T1"> Equipo(); e1.setNombre(</text:span><text:span text:style-name="T8">"Argentina"</text:span><text:span text:style-name="T1">); </text:span></text:p>
      <text:p text:style-name="P8"><text:span text:style-name="T1">Equipo e2=</text:span><text:span text:style-name="T6">new</text:span><text:span text:style-name="T1"> Equipo(); e1.setNombre(</text:span><text:span text:style-name="T8">"Brasil"</text:span><text:span text:style-name="T1">); </text:span><text:span text:style-name="T9">// </text:span><text:span text:style-name="T10">seto en la misma variable 2 nombres distintos, no se si erro de edición o uno para encontrar? </text:span><text:span text:style-name="T11">O sera un erro de ejecucion por que se p</text:span><text:span text:style-name="T12">a</text:span><text:span text:style-name="T11">sara el primer valor y obtendré el segundo nombre </text:span><text:span text:style-name="T12">y un null</text:span><text:span text:style-name="T11">.</text:span></text:p>
      <text:p text:style-name="P9"><text:span text:style-name="T2">Partido p=</text:span><text:span text:style-name="T7">new</text:span><text:span text:style-name="T2"> Partido(</text:span><text:span text:style-name="T5">obtenerFechaPartido</text:span><text:span text:style-name="T2">(), e1, e2); etapa.addPartido(p);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d" svg:font-family="Monospace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-_20_Ejercicios_7e_LT_7e_Gliederung_20_1" style:display-name="Título - Ejercicios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Gliederung_20_2" style:display-name="Título - Ejercicios~LT~Gliederung 2" style:family="paragraph" style:parent-style-name="Título_20_-_20_Ejercicios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3" style:display-name="Título - Ejercicios~LT~Gliederung 3" style:family="paragraph" style:parent-style-name="Título_20_-_20_Ejercicios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-_20_Ejercicios_7e_LT_7e_Gliederung_20_4" style:display-name="Título - Ejercicios~LT~Gliederung 4" style:family="paragraph" style:parent-style-name="Título_20_-_20_Ejercicios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-_20_Ejercicios_7e_LT_7e_Gliederung_20_5" style:display-name="Título - Ejercicios~LT~Gliederung 5" style:family="paragraph" style:parent-style-name="Título_20_-_20_Ejercicios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6" style:display-name="Título - Ejercicios~LT~Gliederung 6" style:family="paragraph" style:parent-style-name="Título_20_-_20_Ejercicios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7" style:display-name="Título - Ejercicios~LT~Gliederung 7" style:family="paragraph" style:parent-style-name="Título_20_-_20_Ejercicios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8" style:display-name="Título - Ejercicios~LT~Gliederung 8" style:family="paragraph" style:parent-style-name="Título_20_-_20_Ejercicios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9" style:display-name="Título - Ejercicios~LT~Gliederung 9" style:family="paragraph" style:parent-style-name="Título_20_-_20_Ejercicios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Titel" style:display-name="Título - Ejercicios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Untertitel" style:display-name="Título - Ejercicio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Notizen" style:display-name="Título - Ejercicio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Hintergrundobjekte" style:display-name="Título - Ejercicio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-_20_Ejercicios_7e_LT_7e_Hintergrund" style:display-name="Título - Ejercicio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1" style:display-name="Filmina - Ejercicios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Gliederung_20_2" style:display-name="Filmina - Ejercicios~LT~Gliederung 2" style:family="paragraph" style:parent-style-name="Filmina_20_-_20_Ejercicios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3" style:display-name="Filmina - Ejercicios~LT~Gliederung 3" style:family="paragraph" style:parent-style-name="Filmina_20_-_20_Ejercicios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mina_20_-_20_Ejercicios_7e_LT_7e_Gliederung_20_4" style:display-name="Filmina - Ejercicios~LT~Gliederung 4" style:family="paragraph" style:parent-style-name="Filmina_20_-_20_Ejercicios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mina_20_-_20_Ejercicios_7e_LT_7e_Gliederung_20_5" style:display-name="Filmina - Ejercicios~LT~Gliederung 5" style:family="paragraph" style:parent-style-name="Filmina_20_-_20_Ejercicios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6" style:display-name="Filmina - Ejercicios~LT~Gliederung 6" style:family="paragraph" style:parent-style-name="Filmina_20_-_20_Ejercicios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7" style:display-name="Filmina - Ejercicios~LT~Gliederung 7" style:family="paragraph" style:parent-style-name="Filmina_20_-_20_Ejercicios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8" style:display-name="Filmina - Ejercicios~LT~Gliederung 8" style:family="paragraph" style:parent-style-name="Filmina_20_-_20_Ejercicios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9" style:display-name="Filmina - Ejercicios~LT~Gliederung 9" style:family="paragraph" style:parent-style-name="Filmina_20_-_20_Ejercicios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Titel" style:display-name="Filmina - Ejercicios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Untertitel" style:display-name="Filmina - Ejercicio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Notizen" style:display-name="Filmina - Ejercicio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Hintergrundobjekte" style:display-name="Filmina - Ejercicio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ilmina_20_-_20_Ejercicios_7e_LT_7e_Hintergrund" style:display-name="Filmina - Ejercicio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7:18:03.599000000</meta:creation-date>
    <dc:date>2018-04-16T15:01:07.911000000</dc:date>
    <meta:editing-duration>PT32M53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7" meta:word-count="97" meta:character-count="645" meta:non-whitespace-character-count="553"/>
  </office:meta>
</office:document-meta>
</file>